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3" style:family="table-cell" style:parent-style-name="Default" style:data-style-name="N2">
      <style:text-properties style:font-name="DejaVu Sans"/>
    </style:style>
    <style:style style:name="ce4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DejaVu Sans" fo:hyphenate="true"/>
    </style:style>
    <style:style style:name="ce6" style:family="table-cell" style:parent-style-name="Default" style:data-style-name="N1">
      <style:text-properties style:font-name="DejaVu Sans"/>
    </style:style>
    <style:style style:name="ce7" style:family="table-cell" style:parent-style-name="Default" style:data-style-name="N116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 style:data-style-name="N116">
      <style:text-properties style:font-name="DejaVu Sans" fo:font-weight="bold" style:font-weight-asian="bold" style:font-weight-complex="bold"/>
    </style:style>
    <style:style style:name="ce10" style:family="table-cell" style:parent-style-name="Default">
      <style:text-properties style:font-name="DejaVu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DejaVu Sans" fo:hyphenate="tru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2" office:value-type="date" office:date-value="2014-03-05" calcext:value-type="date" table:number-columns-spanned="2" table:number-rows-spanned="1">
            <text:p>05/03/14</text:p>
          </table:table-cell>
          <table:covered-table-cell/>
          <table:table-cell table:number-columns-repeated="2"/>
          <table:table-cell table:style-name="ce2" office:value-type="date" office:date-value="2014-05-05" calcext:value-type="date" table:number-columns-spanned="2" table:number-rows-spanned="1">
            <text:p>05/05/14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,63</text:p>
          </table:table-cell>
          <table:table-cell office:value-type="float" office:value="88.17" calcext:value-type="float">
            <text:p>88,17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,54</text:p>
          </table:table-cell>
          <table:table-cell office:value-type="float" office:value="63.13" calcext:value-type="float">
            <text:p>63,13</text:p>
          </table:table-cell>
          <table:table-cell table:number-columns-repeated="2"/>
          <table:table-cell table:style-name="ce7" office:value-type="float" office:value="51.8" calcext:value-type="float">
            <text:p>51,8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table:style-name="ce7" office:value-type="float" office:value="54.2" calcext:value-type="float">
            <text:p>54,2</text:p>
          </table:table-cell>
          <table:table-cell office:value-type="float" office:value="71.7" calcext:value-type="float">
            <text:p>71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,75</text:p>
          </table:table-cell>
          <table:table-cell office:value-type="float" office:value="45.45" calcext:value-type="float">
            <text:p>45,45</text:p>
          </table:table-cell>
          <table:table-cell table:number-columns-repeated="2"/>
          <table:table-cell table:style-name="ce7" office:value-type="float" office:value="71.8" calcext:value-type="float">
            <text:p>71,8</text:p>
          </table:table-cell>
          <table:table-cell table:style-name="ce7" office:value-type="float" office:value="88" calcext:value-type="float">
            <text:p>88,0</text:p>
          </table:table-cell>
          <table:table-cell table:style-name="ce7"/>
          <table:table-cell/>
          <table:table-cell table:style-name="ce7" office:value-type="float" office:value="71.9" calcext:value-type="float">
            <text:p>71,9</text:p>
          </table:table-cell>
          <table:table-cell table:style-name="ce7" office:value-type="float" office:value="89" calcext:value-type="float">
            <text:p>89,0</text:p>
          </table:table-cell>
          <table:table-cell table:style-name="ce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4]*[.D5]*[.D6]" office:value-type="float" office:value="20.930870745" calcext:value-type="float">
            <text:p>20,93</text:p>
          </table:table-cell>
          <table:table-cell table:style-name="ce3" table:formula="of:=0.0001*[.E4]*[.E5]*[.E6]" office:value-type="float" office:value="25.2982521945" calcext:value-type="float">
            <text:p>25,30</text:p>
          </table:table-cell>
          <table:table-cell table:style-name="ce3" table:number-columns-repeated="2"/>
          <table:table-cell table:style-name="ce3" table:formula="of:=0.0001*[.H4]*[.H5]*[.H6]" office:value-type="float" office:value="30.869692" calcext:value-type="float">
            <text:p>30,87</text:p>
          </table:table-cell>
          <table:table-cell table:style-name="ce3" table:formula="of:=0.0001*[.I4]*[.I5]*[.I6]" office:value-type="float" office:value="46.05216" calcext:value-type="float">
            <text:p>46,05</text:p>
          </table:table-cell>
          <table:table-cell table:style-name="ce3"/>
          <table:table-cell/>
          <table:table-cell table:style-name="ce3" table:formula="of:=0.0001*[.L4]*[.L5]*[.L6]" office:value-type="float" office:value="32.344934" calcext:value-type="float">
            <text:p>32,34</text:p>
          </table:table-cell>
          <table:table-cell table:style-name="ce3" table:formula="of:=0.0001*[.M4]*[.M5]*[.M6]" office:value-type="float" office:value="53.60292" calcext:value-type="float">
            <text:p>53,60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5]*[.D6]*0.01" office:value-type="float" office:value="25.64115" calcext:value-type="float">
            <text:p>25,64</text:p>
          </table:table-cell>
          <table:table-cell table:style-name="ce3" table:formula="of:=[.E5]*[.E6]*0.01" office:value-type="float" office:value="28.692585" calcext:value-type="float">
            <text:p>28,69</text:p>
          </table:table-cell>
          <table:table-cell table:style-name="ce3"/>
          <table:table-cell/>
          <table:table-cell table:style-name="ce3" table:formula="of:=[.H5]*[.H6]*0.01" office:value-type="float" office:value="37.1924" calcext:value-type="float">
            <text:p>37,19</text:p>
          </table:table-cell>
          <table:table-cell table:style-name="ce3" table:formula="of:=[.I5]*[.I6]*0.01" office:value-type="float" office:value="54.824" calcext:value-type="float">
            <text:p>54,82</text:p>
          </table:table-cell>
          <table:table-cell table:style-name="ce3"/>
          <table:table-cell/>
          <table:table-cell table:style-name="ce3" table:formula="of:=[.L5]*[.L6]*0.01" office:value-type="float" office:value="38.9698" calcext:value-type="float">
            <text:p>38,97</text:p>
          </table:table-cell>
          <table:table-cell table:style-name="ce3" table:formula="of:=[.M5]*[.M6]*0.01" office:value-type="float" office:value="63.813" calcext:value-type="float">
            <text:p>63,81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[.D4]*[.D6]*0.01" office:value-type="float" office:value="40.610925" calcext:value-type="float">
            <text:p>40,61</text:p>
          </table:table-cell>
          <table:table-cell table:style-name="ce4" table:formula="of:=[.E4]*[.E6]*0.01" office:value-type="float" office:value="40.073265" calcext:value-type="float">
            <text:p>40,07</text:p>
          </table:table-cell>
          <table:table-cell table:style-name="ce4"/>
          <table:table-cell table:style-name="ce10"/>
          <table:table-cell table:style-name="ce4" table:formula="of:=[.H4]*[.H6]*0.01" office:value-type="float" office:value="59.594" calcext:value-type="float">
            <text:p>59,59</text:p>
          </table:table-cell>
          <table:table-cell table:style-name="ce4" table:formula="of:=[.I4]*[.I6]*0.01" office:value-type="float" office:value="73.92" calcext:value-type="float">
            <text:p>73,92</text:p>
          </table:table-cell>
          <table:table-cell table:style-name="ce4"/>
          <table:table-cell/>
          <table:table-cell table:style-name="ce4" table:formula="of:=[.L4]*[.L6]*0.01" office:value-type="float" office:value="59.677" calcext:value-type="float">
            <text:p>59,68</text:p>
          </table:table-cell>
          <table:table-cell table:style-name="ce4" table:formula="of:=[.M4]*[.M6]*0.01" office:value-type="float" office:value="74.76" calcext:value-type="float">
            <text:p>74,76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[.D4]*[.D5]*0.01" office:value-type="float" office:value="42.072102" calcext:value-type="float">
            <text:p>42,07</text:p>
          </table:table-cell>
          <table:table-cell table:style-name="ce3" table:formula="of:=[.E4]*[.E5]*0.01" office:value-type="float" office:value="55.661721" calcext:value-type="float">
            <text:p>55,66</text:p>
          </table:table-cell>
          <table:table-cell table:style-name="ce3"/>
          <table:table-cell/>
          <table:table-cell table:style-name="ce3" table:formula="of:=[.H4]*[.H5]*0.01" office:value-type="float" office:value="42.994" calcext:value-type="float">
            <text:p>42,99</text:p>
          </table:table-cell>
          <table:table-cell table:style-name="ce3" table:formula="of:=[.I4]*[.I5]*0.01" office:value-type="float" office:value="52.332" calcext:value-type="float">
            <text:p>52,33</text:p>
          </table:table-cell>
          <table:table-cell table:style-name="ce3"/>
          <table:table-cell/>
          <table:table-cell table:style-name="ce3" table:formula="of:=[.L4]*[.L5]*0.01" office:value-type="float" office:value="44.986" calcext:value-type="float">
            <text:p>44,99</text:p>
          </table:table-cell>
          <table:table-cell table:style-name="ce3" table:formula="of:=[.M4]*[.M5]*0.01" office:value-type="float" office:value="60.228" calcext:value-type="float">
            <text:p>60,23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date" office:date-value="2014-06-05" calcext:value-type="date" table:number-columns-spanned="2" table:number-rows-spanned="1">
            <text:p>05/06/14</text:p>
          </table:table-cell>
          <table:covered-table-cell/>
          <table:table-cell table:number-columns-repeated="4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,7</text:p>
          </table:table-cell>
          <table:table-cell office:value-type="float" office:value="77.9" calcext:value-type="float">
            <text:p>77,9</text:p>
          </table:table-cell>
          <table:table-cell office:value-type="float" office:value="66.7" calcext:value-type="float">
            <text:p>66,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table:style-name="ce7" office:value-type="float" office:value="79.4" calcext:value-type="float">
            <text:p>79,4</text:p>
          </table:table-cell>
          <table:table-cell office:value-type="float" office:value="78.1" calcext:value-type="float">
            <text:p>78,1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,6</text:p>
          </table:table-cell>
          <table:table-cell office:value-type="float" office:value="64.2" calcext:value-type="float">
            <text:p>64,2</text:p>
          </table:table-cell>
          <table:table-cell office:value-type="float" office:value="6.2" calcext:value-type="float">
            <text:p>6,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table:style-name="ce7" office:value-type="float" office:value="73.6" calcext:value-type="float">
            <text:p>73,6</text:p>
          </table:table-cell>
          <table:table-cell table:style-name="ce7" office:value-type="float" office:value="89.1" calcext:value-type="float">
            <text:p>89,1</text:p>
          </table:table-cell>
          <table:table-cell table:number-columns-repeated="2"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,5</text:p>
          </table:table-cell>
          <table:table-cell office:value-type="float" office:value="96.9" calcext:value-type="float">
            <text:p>96,9</text:p>
          </table:table-cell>
          <table:table-cell office:value-type="float" office:value="70.3" calcext:value-type="float">
            <text:p>70,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22]*[.D23]*[.D24]" office:value-type="float" office:value="48.503872" calcext:value-type="float">
            <text:p>48,50</text:p>
          </table:table-cell>
          <table:table-cell table:style-name="ce3" table:formula="of:=0.0001*[.E22]*[.E23]*[.E24]" office:value-type="float" office:value="58.453164" calcext:value-type="float">
            <text:p>58,45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style-name="ce3" table:formula="of:=0.000001*[.J21]*[.J22]*[.J23]*[.J24]" office:value-type="float" office:value="29.91244553" calcext:value-type="float">
            <text:p>29,91</text:p>
          </table:table-cell>
          <table:table-cell table:style-name="ce3" table:formula="of:=0.000001*[.K21]*[.K22]*[.K23]*[.K24]" office:value-type="float" office:value="40.707604728" calcext:value-type="float">
            <text:p>40,71</text:p>
          </table:table-cell>
          <table:table-cell table:style-name="ce3" table:formula="of:=0.000001*[.L21]*[.L22]*[.L23]*[.L24]" office:value-type="float" office:value="2.151317788" calcext:value-type="float">
            <text:p>2,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23]*[.D24]*0.01" office:value-type="float" office:value="58.4384" calcext:value-type="float">
            <text:p>58,44</text:p>
          </table:table-cell>
          <table:table-cell table:style-name="ce3" table:formula="of:=[.E23]*[.E24]*0.01" office:value-type="float" office:value="69.5871" calcext:value-type="float">
            <text:p>69,59</text:p>
          </table:table-cell>
          <table:table-cell table:number-columns-repeated="2"/>
          <table:table-cell office:value-type="string" calcext:value-type="string">
            <text:p>lemmes OK</text:p>
          </table:table-cell>
          <table:table-cell/>
          <table:table-cell table:style-name="ce3" table:formula="of:=100*[.J22]*[.J23]*[.J24]/100^3" office:value-type="float" office:value="36.039091" calcext:value-type="float">
            <text:p>36,04</text:p>
          </table:table-cell>
          <table:table-cell table:style-name="ce3" table:formula="of:=100*[.K22]*[.K23]*[.K24]/100^3" office:value-type="float" office:value="48.4614342" calcext:value-type="float">
            <text:p>48,46</text:p>
          </table:table-cell>
          <table:table-cell table:style-name="ce3" table:formula="of:=100*[.L22]*[.L23]*[.L24]/100^3" office:value-type="float" office:value="2.9071862" calcext:value-type="float">
            <text:p>2,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>61,09</text:p>
          </table:table-cell>
          <table:table-cell table:style-name="ce4" table:formula="of:=[.E22]*[.E24]*0.01" office:value-type="float" office:value="74.844" calcext:value-type="float">
            <text:p>74,84</text:p>
          </table:table-cell>
          <table:table-cell table:number-columns-repeated="2"/>
          <table:table-cell office:value-type="string" calcext:value-type="string">
            <text:p>frames OK</text:p>
          </table:table-cell>
          <table:table-cell/>
          <table:table-cell table:style-name="ce3" table:formula="of:=100*[.J21]*[.J23]*[.J24]/100^3" office:value-type="float" office:value="38.00819" calcext:value-type="float">
            <text:p>38,01</text:p>
          </table:table-cell>
          <table:table-cell table:style-name="ce3" table:formula="of:=100*[.K21]*[.K23]*[.K24]/100^3" office:value-type="float" office:value="52.256232" calcext:value-type="float">
            <text:p>52,26</text:p>
          </table:table-cell>
          <table:table-cell table:style-name="ce3" table:formula="of:=100*[.L21]*[.L23]*[.L24]/100^3" office:value-type="float" office:value="3.225364" calcext:value-type="float">
            <text:p>3,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22]*[.D23]*0.01" office:value-type="float" office:value="65.902" calcext:value-type="float">
            <text:p>65,90</text:p>
          </table:table-cell>
          <table:table-cell table:style-name="ce3" table:formula="of:=[.E22]*[.E23]*0.01" office:value-type="float" office:value="65.604" calcext:value-type="float">
            <text:p>65,60</text:p>
          </table:table-cell>
          <table:table-cell table:number-columns-repeated="2"/>
          <table:table-cell office:value-type="string" calcext:value-type="string">
            <text:p>classes OK</text:p>
          </table:table-cell>
          <table:table-cell/>
          <table:table-cell table:style-name="ce4" table:formula="of:=100*[.J21]*[.J22]*[.J24]/100^3" office:value-type="float" office:value="59.115505" calcext:value-type="float">
            <text:p>59,12</text:p>
          </table:table-cell>
          <table:table-cell table:style-name="ce4" table:formula="of:=100*[.K21]*[.K22]*[.K24]/100^3" office:value-type="float" office:value="63.407484" calcext:value-type="float">
            <text:p>63,41</text:p>
          </table:table-cell>
          <table:table-cell table:style-name="ce4" table:formula="of:=100*[.L21]*[.L22]*[.L24]/100^3" office:value-type="float" office:value="34.698674" calcext:value-type="float">
            <text:p>34,7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oles OK</text:p>
          </table:table-cell>
          <table:table-cell/>
          <table:table-cell table:style-name="ce3" table:formula="of:=100*[.J21]*[.J22]*[.J23]/100^3" office:value-type="float" office:value="33.052426" calcext:value-type="float">
            <text:p>33,05</text:p>
          </table:table-cell>
          <table:table-cell table:style-name="ce3" table:formula="of:=100*[.K21]*[.K22]*[.K23]/100^3" office:value-type="float" office:value="42.009912" calcext:value-type="float">
            <text:p>42,01</text:p>
          </table:table-cell>
          <table:table-cell table:style-name="ce3" table:formula="of:=100*[.L21]*[.L22]*[.L23]/100^3" office:value-type="float" office:value="3.060196" calcext:value-type="float">
            <text:p>3,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Handled 'V NP.Patient''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table-cell table:style-name="ce5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9" calcext:value-type="float">
            <text:p>78,9</text:p>
          </table:table-cell>
          <table:table-cell office:value-type="float" office:value="85.6" calcext:value-type="float">
            <text:p>85,6</text:p>
          </table:table-cell>
          <table:table-cell office:value-type="float" office:value="67.5" calcext:value-type="float">
            <text:p>67,5</text:p>
          </table:table-cell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,9</text:p>
          </table:table-cell>
          <table:table-cell office:value-type="float" office:value="85.8" calcext:value-type="float">
            <text:p>85,8</text:p>
          </table:table-cell>
          <table:table-cell office:value-type="float" office:value="68.3" calcext:value-type="float">
            <text:p>68,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1.4" calcext:value-type="float">
            <text:p>51,4</text:p>
          </table:table-cell>
          <table:table-cell office:value-type="float" office:value="67.7" calcext:value-type="float">
            <text:p>67,7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,5</text:p>
          </table:table-cell>
          <table:table-cell office:value-type="float" office:value="59.7" calcext:value-type="float">
            <text:p>59,7</text:p>
          </table:table-cell>
          <table:table-cell office:value-type="float" office:value="7.4" calcext:value-type="float">
            <text:p>7,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2.4" calcext:value-type="float">
            <text:p>92,4</text:p>
          </table:table-cell>
          <table:table-cell office:value-type="float" office:value="96.4" calcext:value-type="float">
            <text:p>96,4</text:p>
          </table:table-cell>
          <table:table-cell office:value-type="float" office:value="59.5" calcext:value-type="float">
            <text:p>59,5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,4</text:p>
          </table:table-cell>
          <table:table-cell office:value-type="float" office:value="96.2" calcext:value-type="float">
            <text:p>96,2</text:p>
          </table:table-cell>
          <table:table-cell office:value-type="float" office:value="57.9" calcext:value-type="float">
            <text:p>57,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001*[.D40]*[.D41]*[.D42]*[.D43]" office:value-type="float" office:value="29.97796032" calcext:value-type="float">
            <text:p>29,98</text:p>
          </table:table-cell>
          <table:table-cell table:style-name="ce3" table:formula="of:=0.000001*[.E40]*[.E41]*[.E42]*[.E43]" office:value-type="float" office:value="49.161161984" calcext:value-type="float">
            <text:p>49,16</text:p>
          </table:table-cell>
          <table:table-cell table:style-name="ce3" table:formula="of:=0.000001*[.F40]*[.F41]*[.F42]*[.F43]" office:value-type="float" office:value="2.3053275" calcext:value-type="float">
            <text:p>2,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001*[.J40]*[.J41]*[.J42]*[.J43]" office:value-type="float" office:value="26.8515136" calcext:value-type="float">
            <text:p>26,85</text:p>
          </table:table-cell>
          <table:table-cell table:style-name="ce3" table:formula="of:=0.000001*[.K40]*[.K41]*[.K42]*[.K43]" office:value-type="float" office:value="43.855765668" calcext:value-type="float">
            <text:p>43,86</text:p>
          </table:table-cell>
          <table:table-cell table:style-name="ce3" table:formula="of:=0.000001*[.L40]*[.L41]*[.L42]*[.L43]" office:value-type="float" office:value="2.019203442" calcext:value-type="float">
            <text:p>2,0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100*[.D41]*[.D42]*[.D43]/100^3" office:value-type="float" office:value="37.4724504" calcext:value-type="float">
            <text:p>37,47</text:p>
          </table:table-cell>
          <table:table-cell table:style-name="ce3" table:formula="of:=100*[.E41]*[.E42]*[.E43]/100^3" office:value-type="float" office:value="55.8649568" calcext:value-type="float">
            <text:p>55,86</text:p>
          </table:table-cell>
          <table:table-cell table:style-name="ce3" table:formula="of:=100*[.F41]*[.F42]*[.F43]/100^3" office:value-type="float" office:value="3.293325" calcext:value-type="float">
            <text:p>3,29</text:p>
          </table:table-cell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100*[.J41]*[.J42]*[.J43]/100^3" office:value-type="float" office:value="33.564392" calcext:value-type="float">
            <text:p>33,56</text:p>
          </table:table-cell>
          <table:table-cell table:style-name="ce3" table:formula="of:=100*[.K41]*[.K42]*[.K43]/100^3" office:value-type="float" office:value="49.2761412" calcext:value-type="float">
            <text:p>49,28</text:p>
          </table:table-cell>
          <table:table-cell table:style-name="ce3" table:formula="of:=100*[.L41]*[.L42]*[.L43]/100^3" office:value-type="float" office:value="2.9263818" calcext:value-type="float">
            <text:p>2,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3" table:formula="of:=100*[.D40]*[.D42]*[.D43]/100^3" office:value-type="float" office:value="37.99488" calcext:value-type="float">
            <text:p>37,99</text:p>
          </table:table-cell>
          <table:table-cell table:style-name="ce3" table:formula="of:=100*[.E40]*[.E42]*[.E43]/100^3" office:value-type="float" office:value="57.431264" calcext:value-type="float">
            <text:p>57,43</text:p>
          </table:table-cell>
          <table:table-cell table:style-name="ce3" table:formula="of:=100*[.F40]*[.F42]*[.F43]/100^3" office:value-type="float" office:value="3.4153" calcext:value-type="float">
            <text:p>3,42</text:p>
          </table:table-cell>
          <table:table-cell/>
          <table:table-cell office:value-type="string" calcext:value-type="string">
            <text:p>frames OK</text:p>
          </table:table-cell>
          <table:table-cell/>
          <table:table-cell table:style-name="ce3" table:formula="of:=100*[.J40]*[.J42]*[.J43]/100^3" office:value-type="float" office:value="33.6064" calcext:value-type="float">
            <text:p>33,61</text:p>
          </table:table-cell>
          <table:table-cell table:style-name="ce3" table:formula="of:=100*[.K40]*[.K42]*[.K43]/100^3" office:value-type="float" office:value="51.113946" calcext:value-type="float">
            <text:p>51,11</text:p>
          </table:table-cell>
          <table:table-cell table:style-name="ce3" table:formula="of:=100*[.L40]*[.L42]*[.L43]/100^3" office:value-type="float" office:value="2.956374" calcext:value-type="float">
            <text:p>2,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4" table:formula="of:=100*[.D40]*[.D41]*[.D43]/100^3" office:value-type="float" office:value="58.32288" calcext:value-type="float">
            <text:p>58,32</text:p>
          </table:table-cell>
          <table:table-cell table:style-name="ce4" table:formula="of:=100*[.E40]*[.E41]*[.E43]/100^3" office:value-type="float" office:value="72.616192" calcext:value-type="float">
            <text:p>72,62</text:p>
          </table:table-cell>
          <table:table-cell table:style-name="ce4" table:formula="of:=100*[.F40]*[.F41]*[.F43]/100^3" office:value-type="float" office:value="28.11375" calcext:value-type="float">
            <text:p>28,11</text:p>
          </table:table-cell>
          <table:table-cell/>
          <table:table-cell office:value-type="string" calcext:value-type="string">
            <text:p>classes OK</text:p>
          </table:table-cell>
          <table:table-cell/>
          <table:table-cell table:style-name="ce4" table:formula="of:=100*[.J40]*[.J41]*[.J43]/100^3" office:value-type="float" office:value="60.34048" calcext:value-type="float">
            <text:p>60,34</text:p>
          </table:table-cell>
          <table:table-cell table:style-name="ce4" table:formula="of:=100*[.K40]*[.K41]*[.K43]/100^3" office:value-type="float" office:value="73.460244" calcext:value-type="float">
            <text:p>73,46</text:p>
          </table:table-cell>
          <table:table-cell table:style-name="ce4" table:formula="of:=100*[.L40]*[.L41]*[.L43]/100^3" office:value-type="float" office:value="27.286533" calcext:value-type="float">
            <text:p>27,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100*[.D40]*[.D41]*[.D42]/100^3" office:value-type="float" office:value="32.44368" calcext:value-type="float">
            <text:p>32,44</text:p>
          </table:table-cell>
          <table:table-cell table:style-name="ce3" table:formula="of:=100*[.E40]*[.E41]*[.E42]/100^3" office:value-type="float" office:value="50.997056" calcext:value-type="float">
            <text:p>51,00</text:p>
          </table:table-cell>
          <table:table-cell table:style-name="ce3" table:formula="of:=100*[.F40]*[.F41]*[.F42]/100^3" office:value-type="float" office:value="3.8745" calcext:value-type="float">
            <text:p>3,87</text:p>
          </table:table-cell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100*[.J40]*[.J41]*[.J42]/100^3" office:value-type="float" office:value="28.4444" calcext:value-type="float">
            <text:p>28,44</text:p>
          </table:table-cell>
          <table:table-cell table:style-name="ce3" table:formula="of:=100*[.K40]*[.K41]*[.K42]/100^3" office:value-type="float" office:value="45.588114" calcext:value-type="float">
            <text:p>45,59</text:p>
          </table:table-cell>
          <table:table-cell table:style-name="ce3" table:formula="of:=100*[.L40]*[.L41]*[.L42]/100^3" office:value-type="float" office:value="3.487398" calcext:value-type="float">
            <text:p>3,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new reproducible split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3">
            <text:p>VerbNet updates (+ NLTK? Anything else?)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 table:style-name="Default"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e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,9</text:p>
          </table:table-cell>
          <table:table-cell office:value-type="float" office:value="85.8" calcext:value-type="float">
            <text:p>85,8</text:p>
          </table:table-cell>
          <table:table-cell office:value-type="float" office:value="68.3" calcext:value-type="float">
            <text:p>68,3</text:p>
          </table:table-cell>
          <table:table-cell table:style-name="Default"/>
          <table:table-cell office:value-type="float" office:value="33.1" calcext:value-type="float">
            <text:p>33,1</text:p>
          </table:table-cell>
          <table:table-cell office:value-type="float" office:value="25.2" calcext:value-type="float">
            <text:p>25,2</text:p>
          </table:table-cell>
          <table:table-cell office:value-type="float" office:value="32.9" calcext:value-type="float">
            <text:p>32,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,5</text:p>
          </table:table-cell>
          <table:table-cell office:value-type="float" office:value="59.7" calcext:value-type="float">
            <text:p>59,7</text:p>
          </table:table-cell>
          <table:table-cell office:value-type="float" office:value="7.4" calcext:value-type="float">
            <text:p>7,4</text:p>
          </table:table-cell>
          <table:table-cell table:style-name="Default"/>
          <table:table-cell office:value-type="float" office:value="7.3" calcext:value-type="float">
            <text:p>7,3</text:p>
          </table:table-cell>
          <table:table-cell office:value-type="float" office:value="1.9" calcext:value-type="float">
            <text:p>1,9</text:p>
          </table:table-cell>
          <table:table-cell table:style-name="ce7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,4</text:p>
          </table:table-cell>
          <table:table-cell office:value-type="float" office:value="96.2" calcext:value-type="float">
            <text:p>96,2</text:p>
          </table:table-cell>
          <table:table-cell office:value-type="float" office:value="57.9" calcext:value-type="float">
            <text:p>57,9</text:p>
          </table:table-cell>
          <table:table-cell table:style-name="Default"/>
          <table:table-cell table:number-columns-repeated="2" table:style-name="ce7" office:value-type="float" office:value="100" calcext:value-type="float">
            <text:p>100,0</text:p>
          </table:table-cell>
          <table:table-cell table:style-name="ce7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7" table:formula="of:=0.000001*[.D58]*[.D59]*[.D60]*[.D61]" office:value-type="float" office:value="26.8515136" calcext:value-type="float">
            <text:p>26,9</text:p>
          </table:table-cell>
          <table:table-cell table:style-name="ce7" table:formula="of:=0.000001*[.E58]*[.E59]*[.E60]*[.E61]" office:value-type="float" office:value="43.855765668" calcext:value-type="float">
            <text:p>43,9</text:p>
          </table:table-cell>
          <table:table-cell table:style-name="ce7" table:formula="of:=0.000001*[.F58]*[.F59]*[.F60]*[.F61]" office:value-type="float" office:value="2.019203442" calcext:value-type="float">
            <text:p>2,0</text:p>
          </table:table-cell>
          <table:table-cell table:style-name="Default"/>
          <table:table-cell table:style-name="ce7" table:formula="of:=0.000001*[.H58]*[.H59]*[.H60]*[.H61]" office:value-type="float" office:value="0.990683" calcext:value-type="float">
            <text:p>1,0</text:p>
          </table:table-cell>
          <table:table-cell table:style-name="ce7" table:formula="of:=0.000001*[.I58]*[.I59]*[.I60]*[.I61]" office:value-type="float" office:value="0.158004" calcext:value-type="float">
            <text:p>0,2</text:p>
          </table:table-cell>
          <table:table-cell table:style-name="ce7" table:formula="of:=0.000001*[.J58]*[.J59]*[.J60]*[.J61]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7" table:formula="of:=100*[.D59]*[.D60]*[.D61]/100^3" office:value-type="float" office:value="33.564392" calcext:value-type="float">
            <text:p>33,6</text:p>
          </table:table-cell>
          <table:table-cell table:style-name="ce7" table:formula="of:=100*[.E59]*[.E60]*[.E61]/100^3" office:value-type="float" office:value="49.2761412" calcext:value-type="float">
            <text:p>49,3</text:p>
          </table:table-cell>
          <table:table-cell table:style-name="ce7" table:formula="of:=100*[.F59]*[.F60]*[.F61]/100^3" office:value-type="float" office:value="2.9263818" calcext:value-type="float">
            <text:p>2,9</text:p>
          </table:table-cell>
          <table:table-cell table:style-name="Default"/>
          <table:table-cell table:style-name="ce7" table:formula="of:=100*[.H59]*[.H60]*[.H61]/100^3" office:value-type="float" office:value="2.4163" calcext:value-type="float">
            <text:p>2,4</text:p>
          </table:table-cell>
          <table:table-cell table:style-name="ce7" table:formula="of:=100*[.I59]*[.I60]*[.I61]/100^3" office:value-type="float" office:value="0.4788" calcext:value-type="float">
            <text:p>0,5</text:p>
          </table:table-cell>
          <table:table-cell table:style-name="ce7" table:formula="of:=100*[.J59]*[.J60]*[.J61]/100^3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7" table:formula="of:=100*[.D58]*[.D60]*[.D61]/100^3" office:value-type="float" office:value="33.6064" calcext:value-type="float">
            <text:p>33,6</text:p>
          </table:table-cell>
          <table:table-cell table:style-name="ce7" table:formula="of:=100*[.E58]*[.E60]*[.E61]/100^3" office:value-type="float" office:value="51.113946" calcext:value-type="float">
            <text:p>51,1</text:p>
          </table:table-cell>
          <table:table-cell table:style-name="ce7" table:formula="of:=100*[.F58]*[.F60]*[.F61]/100^3" office:value-type="float" office:value="2.956374" calcext:value-type="float">
            <text:p>3,0</text:p>
          </table:table-cell>
          <table:table-cell table:style-name="Default"/>
          <table:table-cell table:style-name="ce7" table:formula="of:=100*[.H58]*[.H60]*[.H61]/100^3" office:value-type="float" office:value="2.993" calcext:value-type="float">
            <text:p>3,0</text:p>
          </table:table-cell>
          <table:table-cell table:style-name="ce7" table:formula="of:=100*[.I58]*[.I60]*[.I61]/100^3" office:value-type="float" office:value="0.627" calcext:value-type="float">
            <text:p>0,6</text:p>
          </table:table-cell>
          <table:table-cell table:style-name="ce7" table:formula="of:=100*[.J58]*[.J60]*[.J61]/100^3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58]*[.D59]*[.D61]/100^3" office:value-type="float" office:value="60.34048" calcext:value-type="float">
            <text:p>60,3</text:p>
          </table:table-cell>
          <table:table-cell table:style-name="ce9" table:formula="of:=100*[.E58]*[.E59]*[.E61]/100^3" office:value-type="float" office:value="73.460244" calcext:value-type="float">
            <text:p>73,5</text:p>
          </table:table-cell>
          <table:table-cell table:style-name="ce9" table:formula="of:=100*[.F58]*[.F59]*[.F61]/100^3" office:value-type="float" office:value="27.286533" calcext:value-type="float">
            <text:p>27,3</text:p>
          </table:table-cell>
          <table:table-cell table:style-name="Default"/>
          <table:table-cell table:style-name="ce9" table:formula="of:=100*[.H58]*[.H59]*[.H61]/100^3" office:value-type="float" office:value="13.571" calcext:value-type="float">
            <text:p>13,6</text:p>
          </table:table-cell>
          <table:table-cell table:style-name="ce9" table:formula="of:=100*[.I58]*[.I59]*[.I61]/100^3" office:value-type="float" office:value="8.316" calcext:value-type="float">
            <text:p>8,3</text:p>
          </table:table-cell>
          <table:table-cell table:style-name="ce9" table:formula="of:=100*[.J58]*[.J59]*[.J61]/100^3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7" table:formula="of:=100*[.D58]*[.D59]*[.D60]/100^3" office:value-type="float" office:value="28.4444" calcext:value-type="float">
            <text:p>28,4</text:p>
          </table:table-cell>
          <table:table-cell table:style-name="ce7" table:formula="of:=100*[.E58]*[.E59]*[.E60]/100^3" office:value-type="float" office:value="45.588114" calcext:value-type="float">
            <text:p>45,6</text:p>
          </table:table-cell>
          <table:table-cell table:style-name="ce7" table:formula="of:=100*[.F58]*[.F59]*[.F60]/100^3" office:value-type="float" office:value="3.487398" calcext:value-type="float">
            <text:p>3,5</text:p>
          </table:table-cell>
          <table:table-cell table:style-name="Default"/>
          <table:table-cell table:style-name="ce7" table:formula="of:=100*[.H58]*[.H59]*[.H60]/100^3" office:value-type="float" office:value="0.990683" calcext:value-type="float">
            <text:p>1,0</text:p>
          </table:table-cell>
          <table:table-cell table:style-name="ce7" table:formula="of:=100*[.I58]*[.I59]*[.I60]/100^3" office:value-type="float" office:value="0.158004" calcext:value-type="float">
            <text:p>0,2</text:p>
          </table:table-cell>
          <table:table-cell table:style-name="ce7" table:formula="of:=100*[.J58]*[.J59]*[.J60]/100^3" office:value-type="float" office:value="0" calcext:value-type="float">
            <text:p>0,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French score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,9</text:p>
          </table:table-cell>
          <table:table-cell office:value-type="float" office:value="85.8" calcext:value-type="float">
            <text:p>85,8</text:p>
          </table:table-cell>
          <table:table-cell office:value-type="float" office:value="68.3" calcext:value-type="float">
            <text:p>68,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s here</text:p>
          </table:table-cell>
          <table:table-cell/>
          <table:table-cell table:style-name="ce7" office:value-type="float" office:value="58" calcext:value-type="float">
            <text:p>58,0</text:p>
          </table:table-cell>
          <table:table-cell table:style-name="ce7" office:value-type="float" office:value="74.1" calcext:value-type="float">
            <text:p>74,1</text:p>
          </table:table-cell>
          <table:table-cell table:style-name="ce7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,5</text:p>
          </table:table-cell>
          <table:table-cell office:value-type="float" office:value="59.7" calcext:value-type="float">
            <text:p>59,7</text:p>
          </table:table-cell>
          <table:table-cell office:value-type="float" office:value="7.4" calcext:value-type="float">
            <text:p>7,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,4</text:p>
          </table:table-cell>
          <table:table-cell office:value-type="float" office:value="96.2" calcext:value-type="float">
            <text:p>96,2</text:p>
          </table:table-cell>
          <table:table-cell office:value-type="float" office:value="57.9" calcext:value-type="float">
            <text:p>57,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7" table:formula="of:=0.000001*[.D77]*[.D78]*[.D80]*[.D81]" office:value-type="float" office:value="26.8515136" calcext:value-type="float">
            <text:p>26,9</text:p>
          </table:table-cell>
          <table:table-cell table:style-name="ce7" table:formula="of:=0.000001*[.E77]*[.E78]*[.E80]*[.E81]" office:value-type="float" office:value="43.855765668" calcext:value-type="float">
            <text:p>43,9</text:p>
          </table:table-cell>
          <table:table-cell table:style-name="ce7" table:formula="of:=0.000001*[.F77]*[.F78]*[.F80]*[.F81]" office:value-type="float" office:value="2.019203442" calcext:value-type="float">
            <text:p>2,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7" table:formula="of:=100*[.D78]*[.D80]*[.D81]/100^3" office:value-type="float" office:value="33.564392" calcext:value-type="float">
            <text:p>33,6</text:p>
          </table:table-cell>
          <table:table-cell table:style-name="ce7" table:formula="of:=100*[.E78]*[.E80]*[.E81]/100^3" office:value-type="float" office:value="49.2761412" calcext:value-type="float">
            <text:p>49,3</text:p>
          </table:table-cell>
          <table:table-cell table:style-name="ce7" table:formula="of:=100*[.F78]*[.F80]*[.F81]/100^3" office:value-type="float" office:value="2.9263818" calcext:value-type="float">
            <text:p>2,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7" table:formula="of:=100*[.D77]*[.D80]*[.D81]/100^3" office:value-type="float" office:value="33.6064" calcext:value-type="float">
            <text:p>33,6</text:p>
          </table:table-cell>
          <table:table-cell table:style-name="ce7" table:formula="of:=100*[.E77]*[.E80]*[.E81]/100^3" office:value-type="float" office:value="51.113946" calcext:value-type="float">
            <text:p>51,1</text:p>
          </table:table-cell>
          <table:table-cell table:style-name="ce7" table:formula="of:=100*[.F77]*[.F80]*[.F81]/100^3" office:value-type="float" office:value="2.956374" calcext:value-type="float">
            <text:p>3,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77]*[.D78]*[.D81]/100^3" office:value-type="float" office:value="60.34048" calcext:value-type="float">
            <text:p>60,3</text:p>
          </table:table-cell>
          <table:table-cell table:style-name="ce9" table:formula="of:=100*[.E77]*[.E78]*[.E81]/100^3" office:value-type="float" office:value="73.460244" calcext:value-type="float">
            <text:p>73,5</text:p>
          </table:table-cell>
          <table:table-cell table:style-name="ce9" table:formula="of:=100*[.F77]*[.F78]*[.F81]/100^3" office:value-type="float" office:value="27.286533" calcext:value-type="float">
            <text:p>27,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7" table:formula="of:=100*[.D77]*[.D78]*[.D80]/100^3" office:value-type="float" office:value="28.4444" calcext:value-type="float">
            <text:p>28,4</text:p>
          </table:table-cell>
          <table:table-cell table:style-name="ce7" table:formula="of:=100*[.E77]*[.E78]*[.E80]/100^3" office:value-type="float" office:value="45.588114" calcext:value-type="float">
            <text:p>45,6</text:p>
          </table:table-cell>
          <table:table-cell table:style-name="ce7" table:formula="of:=100*[.F77]*[.F78]*[.F80]/100^3" office:value-type="float" office:value="3.487398" calcext:value-type="float">
            <text:p>3,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French score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percentage-style style:name="N122">
      <number:number number:decimal-places="3" number:min-integer-digits="1"/>
      <number:text>%</number:text>
    </number:percentage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20:25:31.454471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11-25T20:26:04.274970128</dc:date>
    <meta:editing-duration>P2DT6H1M39S</meta:editing-duration>
    <meta:editing-cycles>11</meta:editing-cycles>
    <meta:generator>LibreOffice/4.2.7.2$Linux_X86_64 LibreOffice_project/420m0$Build-2</meta:generator>
    <meta:document-statistic meta:table-count="1" meta:cell-count="320" meta:object-count="0"/>
  </office:meta>
</office:document-meta>
</file>